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04000000501CB6EBB2.png" manifest:media-type=""/>
  <manifest:file-entry manifest:full-path="Pictures/1000000000000AA70000014DFF53CB0F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>
        <style:tab-stops>
          <style:tab-stop style:position="8.788cm"/>
        </style:tab-stops>
      </style:paragraph-properties>
      <style:text-properties fo:language="ca" fo:country="ES"/>
    </style:style>
    <style:style style:name="P3" style:family="paragraph" style:parent-style-name="Standard">
      <style:paragraph-properties>
        <style:tab-stops>
          <style:tab-stop style:position="11.225cm" style:type="center"/>
        </style:tab-stops>
      </style:paragraph-properties>
      <style:text-properties fo:language="ca" fo:country="ES"/>
    </style:style>
    <style:style style:name="P4" style:family="paragraph" style:parent-style-name="Standard">
      <style:paragraph-properties fo:text-align="justify" style:justify-single-word="false"/>
      <style:text-properties fo:language="ca" fo:country="ES"/>
    </style:style>
    <style:style style:name="P5" style:family="paragraph" style:parent-style-name="Standard">
      <style:text-properties fo:font-size="8pt" fo:language="ca" fo:country="ES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66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><text:tab/>[SOCIAL_NAME]</text:p>
      <text:p text:style-name="P2"><text:tab/>[ADDRESS]</text:p>
      <text:p text:style-name="P2"><text:tab/>[CP] [TOWN]</text:p>
      <text:p text:style-name="P2"><text:tab/>[PROVINCE]</text:p>
      <text:p text:style-name="P1"/>
      <text:p text:style-name="P1"/>
      <text:p text:style-name="P1"/>
      <text:p text:style-name="P1"/>
      <text:p text:style-name="P5">OMIC/[INITIALS]</text:p>
      <text:p text:style-name="P1"/>
      <text:p text:style-name="P1">Ref.: <text:span text:style-name="T1">[YEAR]/[ID]</text:span></text:p>
      <text:p text:style-name="P1"/>
      <text:p text:style-name="P4">El [DATETIME] es presenta instància al Registre d'Entrada de l'Ajuntament de Carlet per [FIRSTNAME] [SURNAME1] [SURNAME2] en la que formulava reclamació davant la Oficina Municipal de Informació al consumidor front a [SOCIAL_NAME], amb referència nº [ID].</text:p>
      <text:p text:style-name="P4"/>
      <text:p text:style-name="P4">Per al seu coneixement i als efectes oportuns, així com per a que formule quantes al·legacions estime pertinents adjunt es remet la instància presentada i la documentació complementaria adjunta a esta.</text:p>
      <text:p text:style-name="P4"/>
      <text:p text:style-name="P4">Les al·legacions o manifestacions que considere oportunes deuran realitzar-se en termini de <text:span text:style-name="T2">[RESPONSE_TIME]</text:span> a contar des del dia següent a la recepció del present ofici.</text:p>
      <text:p text:style-name="P4"/>
      <text:p text:style-name="P4">Quedem a la seua disposició per a ampliar quants antecedents obren al nostre poder.</text:p>
      <text:p text:style-name="P1"/>
      <text:p text:style-name="P1"/>
      <text:p text:style-name="P1"/>
      <text:p text:style-name="P1"/>
      <text:p text:style-name="P3"><text:tab/>El regidor/a delegat</text:p>
      <text:p text:style-name="P3"/>
      <text:p text:style-name="P3"/>
      <text:p text:style-name="P3"/>
      <text:p text:style-name="P3"/>
      <text:p text:style-name="P3"/>
      <text:p text:style-name="P3"/>
      <text:p text:style-name="P3"><text:tab/>[REGIDOR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cm" fo:margin-left="3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1cm" fo:margin-left="0cm" fo:margin-right="0cm" fo:margin-bottom="1cm" style:shadow="none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àfics1" text:anchor-type="paragraph" svg:x="-1.94cm" svg:y="-1.965cm" svg:width="18.994cm" svg:height="2.074cm" draw:z-index="0"><draw:image xlink:href="Pictures/1000000000000AA70000014DFF53CB0F.png" xlink:type="simple" xlink:show="embed" xlink:actuate="onLoad"/></draw:frame></text:p>
      </style:header>
      <style:footer>
        <text:p text:style-name="Footer"><draw:frame draw:style-name="Mfr1" draw:name="gràfics2" text:anchor-type="paragraph" svg:x="3.33cm" svg:y="-0.24cm" svg:width="9.53cm" svg:height="0.99cm" draw:z-index="1"><draw:image xlink:href="Pictures/1000000000000304000000501CB6EBB2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artinez</meta:initial-creator>
    <meta:creation-date>2013-08-02T07:35:43</meta:creation-date>
    <dc:date>2013-12-04T12:45:47</dc:date>
    <dc:creator>david </dc:creator>
    <meta:editing-duration>P0D</meta:editing-duration>
    <meta:editing-cycles>5</meta:editing-cycles>
    <meta:generator>LibreOffice/4.0.2.2$Linux_X86_64 LibreOffice_project/400m0$Build-2</meta:generator>
    <meta:document-statistic meta:table-count="0" meta:image-count="2" meta:object-count="0" meta:page-count="1" meta:paragraph-count="12" meta:word-count="118" meta:character-count="818" meta:non-whitespace-character-count="706"/>
  </office:meta>
</office:document-meta>
</file>